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paragraph" style:name="P10" style:display-name="P10" style:list-style-name="L5">
      <style:paragraph-properties fo:text-indent="0.000000cm" fo:margin-left="1.270000cm" style:writing-mode="lr"/>
      <style:text-properties style:font-name="Liberation Serif" fo:font-size="12pt" fo:language="fr" fo:country="FR"/>
    </style:style>
    <style:style style:family="paragraph" style:name="P11" style:display-name="P11" style:list-style-name="L6">
      <style:paragraph-properties fo:text-indent="0.000000cm" fo:margin-left="0.635000cm" style:writing-mode="lr"/>
      <style:text-properties style:font-name="Liberation Serif" fo:font-size="12pt" fo:language="fr" fo:country="FR"/>
    </style:style>
    <style:style style:family="paragraph" style:name="P12" style:display-name="P12" style:list-style-name="L6">
      <style:paragraph-properties fo:text-indent="0.000000cm" fo:margin-left="1.270000cm" style:writing-mode="lr"/>
      <style:text-properties style:font-name="Liberation Serif" fo:font-size="12pt" fo:language="fr" fo:country="FR"/>
    </style:style>
    <style:style style:family="paragraph" style:name="P13" style:display-name="P13" style:list-style-name="L7">
      <style:paragraph-properties fo:text-indent="0.000000cm" fo:margin-left="1.270000cm" style:writing-mode="lr"/>
      <style:text-properties style:font-name="Liberation Serif" fo:font-size="12pt" fo:language="fr" fo:country="FR"/>
    </style:style>
    <style:style style:family="paragraph" style:name="P1" style:display-name="P1">
      <style:paragraph-properties fo:break-before="page"/>
    </style:style>
    <style:style style:family="paragraph" style:name="P2" style:display-name="P2"/>
    <style:style style:family="paragraph" style:name="P3" style:display-name="P3" style:parent-style-name="Normal"/>
    <style:style style:family="paragraph" style:name="P4" style:display-name="P4" style:list-style-name="L1">
      <style:paragraph-properties fo:text-indent="0.000000cm" fo:margin-left="0.635000cm" style:writing-mode="lr"/>
      <style:text-properties style:font-name="Liberation Serif" fo:font-size="12pt" fo:language="fr" fo:country="FR"/>
    </style:style>
    <style:style style:family="paragraph" style:name="P5" style:display-name="P5" style:list-style-name="L2">
      <style:paragraph-properties fo:text-indent="0.000000cm" fo:margin-left="0.635000cm" style:writing-mode="lr"/>
      <style:text-properties style:font-name="Liberation Serif" fo:font-size="12pt" fo:language="fr" fo:country="FR"/>
    </style:style>
    <style:style style:family="paragraph" style:name="P6" style:display-name="P6" style:list-style-name="L2">
      <style:paragraph-properties fo:text-indent="0.000000cm" fo:margin-left="1.270000cm" style:writing-mode="lr"/>
      <style:text-properties style:font-name="Liberation Serif" fo:font-size="12pt" fo:language="fr" fo:country="FR"/>
    </style:style>
    <style:style style:family="paragraph" style:name="P7" style:display-name="P7" style:list-style-name="L3">
      <style:paragraph-properties fo:text-indent="0.000000cm" fo:margin-left="0.635000cm" style:writing-mode="lr"/>
      <style:text-properties style:font-name="Liberation Serif" fo:font-size="12pt" fo:language="fr" fo:country="FR"/>
    </style:style>
    <style:style style:family="paragraph" style:name="P8" style:display-name="P8" style:list-style-name="L3">
      <style:paragraph-properties fo:text-indent="0.000000cm" fo:margin-left="1.270000cm" style:writing-mode="lr"/>
      <style:text-properties style:font-name="Liberation Serif" fo:font-size="12pt" fo:language="fr" fo:country="FR"/>
    </style:style>
    <style:style style:family="paragraph" style:name="P9" style:display-name="P9" style:list-style-name="L4">
      <style:paragraph-properties fo:text-align="left" fo:text-indent="0.000000cm" fo:margin-left="0.635000cm" style:writing-mode="lr"/>
      <style:text-properties style:font-name="Liberation Serif" fo:font-size="12pt" fo:language="fr" fo:country="FR"/>
    </style:style>
    <style:style style:family="paragraph" style:name="P14" style:display-name="P14" style:list-style-name="L8">
      <style:paragraph-properties fo:text-indent="0.000000cm" fo:margin-left="0.635000cm" style:writing-mode="lr"/>
      <style:text-properties style:font-name="Liberation Serif" fo:font-size="12pt" fo:language="fr" fo:country="FR"/>
    </style:style>
    <style:style style:family="paragraph" style:name="P15" style:display-name="P15" style:list-style-name="L8">
      <style:paragraph-properties fo:text-indent="0.000000cm" fo:margin-left="1.270000cm" style:writing-mode="lr"/>
      <style:text-properties style:font-name="Liberation Serif" fo:font-size="12pt" fo:language="fr" fo:country="F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style>
    <text:list-style style:name="L4">
      <text:list-level-style-bullet text:level="1" text:bullet-char="•">
        <style:list-level-properties fo:text-indent="0.000000cm" text:space-before="0cm" text:min-label-width="0.635000cm" fo:margin-left="0.635000cm"/>
        <style:text-properties style:font-name="FreeSerif"/>
      </text:list-level-style-bullet>
    </text:list-style>
    <text:list-style style:name="L5">
      <text:list-level-style-bullet text:level="1" text:bullet-char="•">
        <style:list-level-properties fo:text-indent="0.000000cm" text:space-before="0cm" text:min-label-width="0.635000cm" fo:margin-left="1.270000cm"/>
        <style:text-properties style:font-name="FreeSerif"/>
      </text:list-level-style-bullet>
    </text:list-style>
    <text:list-style style:name="L6">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style>
    <text:list-style style:name="L7">
      <text:list-level-style-bullet text:level="1" text:bullet-char="•">
        <style:list-level-properties fo:text-indent="0.000000cm" text:space-before="0cm" text:min-label-width="0.635000cm" fo:margin-left="1.270000cm"/>
        <style:text-properties style:font-name="FreeSerif"/>
      </text:list-level-style-bullet>
    </text:list-style>
    <text:list-style style:name="L8">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style>
  </office:automatic-styles>
  <office:body>
    <office:text>
      <text:section text:style-name="Sect1" text:name="Section1">
        <text:p text:style-name="P1"/>
        <text:p text:style-name="P2"/>
        <text:p text:style-name="P3">Développeuse automatique à transport, premières considérations...</text:p>
        <text:p text:style-name="P3"/>
        <text:p text:style-name="P3"/>
        <text:p text:style-name="P3">Le procédé C41 a clairement été conçu pour être traité en minilab : toutes les durées de traitement sont un multiple du même temps de base (3'15, 6'30).</text:p>
        <text:p text:style-name="P3">Les six bains peuvent donc être distribués dans huit cuve de volume égal, comme suit :</text:p>
        <text:list text:style-name="L1">
          <text:list-item>
            <text:p text:style-name="P4">développement</text:p>
          </text:list-item>
          <text:list-item>
            <text:p text:style-name="P4">blanchiment</text:p>
          </text:list-item>
          <text:list-item>
            <text:p text:style-name="P4">blanchiment</text:p>
          </text:list-item>
          <text:list-item>
            <text:p text:style-name="P4">lavage/rinçage</text:p>
          </text:list-item>
          <text:list-item>
            <text:p text:style-name="P4">fixation</text:p>
          </text:list-item>
          <text:list-item>
            <text:p text:style-name="P4">fixation</text:p>
          </text:list-item>
          <text:list-item>
            <text:p text:style-name="P4">rinçage</text:p>
          </text:list-item>
          <text:list-item>
            <text:p text:style-name="P4">stabilisant</text:p>
          </text:list-item>
        </text:list>
        <text:p text:style-name="P3">La vitesse d'avance étant réglée de telle manière que le film transite dans un bain en 3'15. De cette manière chaque rack peut être identique et la vitesse d'avance constante.</text:p>
        <text:p text:style-name="P3"/>
        <text:p text:style-name="P3">Pour le procédé E6, les durées de traitement sont à peu près constantes, mais sans dénominateur commun. Typiquement 6 minutes pour le révélateur, le révélateur chromogénique, le blanchiment et le lavage final, 2 minutes 30 pour chacun des autres bains. Il faudrait donc envisager pour cela des racks de différentes tailles, afin qu'une vitesse constante se traduise par des temps en bain différents. Les cuves pourraient également être adaptées en hauteur afin de limiter autant que possible le volume de chimie utilisée.</text:p>
        <text:p text:style-name="P3"/>
        <text:p text:style-name="P3">Les films noir et blancs sont un cas particulier. Il existe une multitude de formules, dont les temps et les températures de traitement sont variables. Pour beaucoup de formules la concentration peut être adaptée (solution stock, 1+1, 1+3, etc.), afin de privilégier la rapidité, l'économie, de travailler à bain perdu ou de réutiliser les solutions, etc. De même, la température peut être adaptée afin d'accélérer ou de ralentir le temps de révélation.<text:line-break/>Il semble donc plus facile d'adapter les conditions de révélation (température, concentration) aux contraintes matérielles découlant des deux autres procédés (C41 et E6) que l'inverse (taille et nombre de racks). En même temps, le faible nombre d'opérations lors du développement noir et blanc (révélation, bain d'arrêt otionnel, fixation, rinçage) laisse la possibilité d'utiliser plusieurs racks pour la révélation. La fixation étant assez rapide et son temps pouvant varier (de 2 à 5 minutes ou plus, sans risque), elle peut suivre sans trop de problèmes les contraintes imposées par le révélateur choisi. Et la vitesse d'avance du film peut elle aussi varier.</text:p>
        <text:p text:style-name="P3"/>
        <text:p text:style-name="P3">Partant des considérations ci-dessus, il faudrait au moins :</text:p>
        <text:p text:style-name="P3">— 6 bains pour le C41. 8 en doublant certains des bains afin d'avoir des racks de même taille.</text:p>
        <text:p text:style-name="P3">— 7 bains pour le E6. 10 en cas de développement avec la chimie 6 bains, 11 en cas de double fixation.</text:p>
        <text:p text:style-name="P3">— 4 bains pour le noir et blanc. 6 pour avoir un prémouillage (indispensable avec le format 120 pour préserver le révélateur) et un stabilisant.</text:p>
        <text:p text:style-name="P3"/>
        <text:p text:style-name="P3">Une vitesse d'avance constante limite la flexibilité du développement. Il devient délicat de tirer ou pousser un film, puisque le ralentissement ou l'accélération de la circulation du film aura un impact sur tous les bains (voir ci-dessous) et prolongera d'autant la durée totale de développement.</text:p>
        <text:p text:style-name="P3">Dans le cas du dévelppement C41, on agit uniquement sur le développement, en ajoutant 30s par EV. Les bains suivants peuvent suivre cette augmentation sans impact. (info notice tetenal colortec C41)<text:line-break/>Dans le cas du développement E6, on agit uniquement sur le premier développeur. La durée est allongée pour pousser le film, et la température baissée pour le tirer. Les autre bains peuvent être prolongés sans incidence. Il serait donc possible d'agir sur le développement. (info notice tetenal colortec E6 trois bains)<text:line-break/>Dans le cas du noir et blanc, c'est également sur la durée de révélation que l'on agit, dans un sens ou dans l'autre. On peut imaginer faire une fixation en deux bains en cas de temps de révélation court (inférieur à 4-5 minutes).</text:p>
        <text:p text:style-name="P3"/>
        <text:p text:style-name="P3">Le débit en film/heure dépend majoritairement de la dimension des racks. En effet, à partir du moment où l'on a lancé le traitement d'un film, il faut attendre qu'il ait été entièrement extrait de sa cartouche (dans le noir total) avant de pouvoir charger une autre cartouche dans la machine. On a donc tout intérêt à avoir des racks longs de manière à libérer au plus vite la zone de chargement. Par contre des racks longs impliquent des bains plus volumineux, et donc induit des volumes de travail plus conséquent pour ne pas risquer de perdre de la chimie.</text:p>
        <text:p text:style-name="P3">Avec une taille unitaire de rack de 250mm (valeur totalement arbitraire), le film fait un aller-retour d'environ 500mm. Pour un passage en bain de 6 minutes (premier révélateur E6) dans un rack unique, on aurait une vitesse d'avance d'environ 1,38mm/s soit 5m/heure, ce qui donne un débit maximal de 3,125 film 135 36 poses par heure, ou 6,94 film 120 par heure. A condition de charger immédiatement un nouveau film dès que possible.</text:p>
        <text:p text:style-name="P3">Suivant la même base, pour le C41 on obtiendrait une vitesse linéaire de 3,125mm/s, soit 9230m/heure. Cela correspondrait à 5,7 films 135, ou 12,8 films 120 par heure.<text:line-break/><text:line-break/>Afin de limiter le volume de bain, il paraît également intéressant de ne faire passer qu'un film à la fois : un opérateur qui a un petit débit n'aura peut-être pas un grand intérêt à faire passer les films par paire.</text:p>
        <text:p text:style-name="P3"/>
        <text:p text:style-name="P3">Je m'interroge sur la possibilité d'utiliser à la volée une cuve pour un bain d'un procédé et de passer sur un autre bain d'un autre procédé. Quel est le risque de contamination ? En cas de décontamination intermédiaire (par lavage, rinçage, chimie spécifique?), quel serait l'impact en terme de temps et de coût induit (chimie, immobilisation) ?<text:line-break/>Ces questions m'amènent au dilemme suivant : faudrait-il choisir une cuve cloisonnée telle que sur les développeuses conventionnelles, ou bien un sytème de cuve modulaires, que l'on peut aligner à l'envie les unes derrières les autres ? La cuve cloisonnée a un avantage évident : économie. Il coûtera moins cher (matière première) de faire une cuve unique avec des cloisons qu'autant de cuves séparées comportant autant de fois cinq faces. Par contre la deuxième solution offre l'avantage d'être modulaire : ainsi quelqu'un qui ne veut faire que du noir et blanc se contentera de 3 à cinq cuves+racks suivant son besoin. Et l'utilisateur qui voudrait pouvoir basculer d'un process à l'autre pourrait ne changer que les cuves correspondantes. Ainsi la contamination d'un process par un autre process devient plus limitée. Du reste, cette solution a déjà existé, mais visiblement limitée au papier. Voir Durst Printo.</text:p>
        <text:p text:style-name="P3"/>
        <text:p text:style-name="P1"/>
        <text:p text:style-name="P2"/>
        <text:p text:style-name="P3"/>
        <text:p text:style-name="P3">A propos du fonctionnement de la développeuse.</text:p>
        <text:p text:style-name="P3"/>
        <text:p text:style-name="P3">Prévoir une solution de secours : en cas de panne de courant on doit pouvoir finir le développement. D'où la poignée sur les développeuses KIS et Ilford.</text:p>
        <text:p text:style-name="P3"/>
        <text:p text:style-name="P3">Dans l'optique d'un système modulaire, on trouverait :</text:p>
        <text:list text:style-name="L2">
          <text:list-item>
            <text:p text:style-name="P5">Le système de commande. Ce système de commande gère les différents modules, comprend l'interface de programmation, permet le branchement de tous les systèmes liés (voir ci-après). Il doit avoir les caractéristiques suivantes :</text:p>
            <text:list>
              <text:list-item>
                <text:p text:style-name="P6">Utiliser le plus possible d'éléments disponibles (arduino, raspberry pi, modules, etc.)</text:p>
              </text:list-item>
              <text:list-item>
                <text:p text:style-name="P6">Permettre une connectique aisée. (RJ45 ?)</text:p>
              </text:list-item>
              <text:list-item>
                <text:p text:style-name="P6">Idéalement, une reconnaissance des éléments connectés. Plus pragmatiquement, un fichier de paramétrage simple à prendre en charge avec des réglages cohérents, éventuellement une interface graphique.</text:p>
              </text:list-item>
            </text:list>
          </text:list-item>
        </text:list>
        <text:p text:style-name="P3"/>
        <text:list text:style-name="L3">
          <text:list-item>
            <text:p text:style-name="P7">Un système d'entrainement. Ce système doit permettre de coupler les différents éléments de la développeuse afin de permettre une vitesse d'avance constante tout au long du processus.</text:p>
            <text:list>
              <text:list-item>
                <text:p text:style-name="P8">Ce système pourrait prendre la forme d'un groupe motoréducteur. C'est probablement la solution la plus économique, mais le contrôle de vitesse peut être problématique, et impliquer de monter un capteur supplémentaire.</text:p>
              </text:list-item>
              <text:list-item>
                <text:p text:style-name="P8">Il pourrait également prendre la forme d'un moteur pas à pas. Cette solution permettrait de se passer de capteur, mais un moteur pas à pas peut-il tourner à vitesse constante plusieurs heures d'affilée sans faille ?</text:p>
              </text:list-item>
              <text:list-item>
                <text:p text:style-name="P8">Un système de chaine est envisageable, mais il impose un changement de chaîne en cas de changement de configuration.</text:p>
              </text:list-item>
              <text:list-item>
                <text:p text:style-name="P8">Un axe longitudinal est envisageable également, mais il présente la même limitation.</text:p>
              </text:list-item>
              <text:list-item>
                <text:p text:style-name="P8">Un axe intégré à chaque élément modulaire et qui s'accouplerait automatiquement serait plus délicat à mettre en œuvre, mais règle le problème de la modularité.</text:p>
              </text:list-item>
            </text:list>
          </text:list-item>
        </text:list>
        <text:p text:style-name="P3"/>
        <text:list text:style-name="L4">
          <text:list-item>
            <text:p text:style-name="P9">Un module de chargement de film. Une cartouche à charger dans le noir avec le film du format souhaité, sans bobine, coupé des deux cotés.</text:p>
          </text:list-item>
        </text:list>
        <text:p text:style-name="P3"><text:tab/>Ce module de chargement doit avoir les caractéristiques suivantes :</text:p>
        <text:list text:style-name="L5">
          <text:list-item>
            <text:p text:style-name="P10">étanchéité lumière totale.</text:p>
            <text:list>
              <text:list-item>
                <text:p text:style-name="P3">couplage sur le système de motorisation pour l'avance de la carte leader.</text:p>
              </text:list-item>
              <text:list-item>
                <text:p text:style-name="P3">verrouillage du capot : préférable mais optionnel.</text:p>
              </text:list-item>
              <text:list-item>
                <text:p text:style-name="P3">détection de fin du film : pour permettre le déverrouillage capot et/ou l'affichage d'un témoin.</text:p>
              </text:list-item>
              <text:list-item>
                <text:p text:style-name="P3">système de coupe du film : préférable pour avoir une amorce parfaitement perpendiculaire à la carte leader. Peut être un élément externe comme c'est le cas sur les KIS.</text:p>
              </text:list-item>
            </text:list>
          </text:list-item>
        </text:list>
        <text:p text:style-name="P3"/>
        <text:list text:style-name="L6">
          <text:list-item>
            <text:p text:style-name="P11">Autant de modules de chimie que voulu. Chacun de ces modules est "autonome", et composé d'un rack permettant le déplacement du film dans le bain, et du système de bain à proprement parler.<text:line-break/>Les racks doivent avoir les caractéristiques suivantes :</text:p>
            <text:list>
              <text:list-item>
                <text:p text:style-name="P12">en une seule pièce, afin de faciliter les manipulations ?</text:p>
              </text:list-item>
              <text:list-item>
                <text:p text:style-name="P12">être faits de telle manière que la sortie d'un rack corresponde à l'entrée d'un autre, y compris dans le cas de hauteurs différentes.</text:p>
              </text:list-item>
              <text:list-item>
                <text:p text:style-name="P12">Le moins de pièces possible, afin de rendre la fabrication accessible au plus grand nombre.</text:p>
              </text:list-item>
            </text:list>
          </text:list-item>
        </text:list>
        <text:p text:style-name="P3"><text:tab/>Les bains doivent avoir les caractéristiques suivantes :</text:p>
        <text:list text:style-name="L7">
          <text:list-item>
            <text:p text:style-name="P13">Pompe de circulation (remplacerait l'agitation des cuves manuelles ou type Jobo).</text:p>
            <text:list>
              <text:list-item>
                <text:p text:style-name="P3">Pompe de remplissage/renouvellement.</text:p>
              </text:list-item>
              <text:list-item>
                <text:p text:style-name="P3">Trop-plein vers les cuves de bain usé.</text:p>
              </text:list-item>
              <text:list-item>
                <text:p text:style-name="P3">Système de purge manuelle.</text:p>
              </text:list-item>
              <text:list-item>
                <text:p text:style-name="P3">Système de chauffage et de contrôle de la température.</text:p>
              </text:list-item>
              <text:list-item>
                <text:p text:style-name="P3">Détection de niveau de bain trop bas.</text:p>
              </text:list-item>
              <text:list-item>
                <text:p text:style-name="P3">Détection d'absence du rack (Optionnel ? A coupler avec le niveau de bain?)</text:p>
              </text:list-item>
              <text:list-item>
                <text:p text:style-name="P3">Permettre aussi bien une utilisation du module autonome, avec son propre remplissage, sa propre gestion de la température ; qu'en groupe, auquel cas on peut envisager une seule gestion de la température, un seul système de renouvellement pour trois cuves connectées en cascade.</text:p>
              </text:list-item>
            </text:list>
          </text:list-item>
        </text:list>
        <text:p text:style-name="P3"/>
        <text:list text:style-name="L8">
          <text:list-item>
            <text:p text:style-name="P14">Un système de séchage à l'air chaud.</text:p>
            <text:list>
              <text:list-item>
                <text:p text:style-name="P15">Ce système serait probablement équipé d'un rack comparable à ceux des bains, afin que le film reste le temps nécessaire dans le flux d'air chaud.</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OpenSymbol" svg:font-family="OpenSymbol"/>
  </office:font-face-decls>
  <office:styles>
    <style:default-style style:family="paragraph">
      <style:paragraph-properties style:tab-stop-distance="1.251cm"/>
    </style:default-style>
    <style:style style:family="text" style:name="Bullet-Symbols-text-text-text" style:display-name="Bullet Symbols_text_text_text" style:next-style-name="Bullet-Symbols-text-text-text">
      <style:text-properties style:font-name="OpenSymbol"/>
    </style:style>
    <style:style style:family="paragraph" style:name="Text-body" style:display-name="Text body" style:parent-style-name="Normal" style:next-style-name="Text-body">
      <style:paragraph-properties fo:line-height="120%" fo:margin-top="0cm" fo:margin-bottom="0.247cm"/>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2016-08-03T10:54:20.319623000</meta:creation-date>
    <dc:date>Fri Aug 26 11:23:25 2016
</dc:date>
  </office:meta>
</office:document-meta>
</file>